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0.5602in"/>
    </style:style>
    <style:style style:name="co5" style:family="table-column">
      <style:table-column-properties fo:break-before="auto" style:column-width="0.4752in"/>
    </style:style>
    <style:style style:name="co6" style:family="table-column">
      <style:table-column-properties fo:break-before="auto" style:column-width="0.5283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5.9429in"/>
    </style:style>
    <style:style style:name="co9" style:family="table-column">
      <style:table-column-properties fo:break-before="auto" style:column-width="0.5819in"/>
    </style:style>
    <style:style style:name="co10" style:family="table-column">
      <style:table-column-properties fo:break-before="auto" style:column-width="1.3756in"/>
    </style:style>
    <style:style style:name="co11" style:family="table-column">
      <style:table-column-properties fo:break-before="auto" style:column-width="5.4819in"/>
    </style:style>
    <style:style style:name="co12" style:family="table-column">
      <style:table-column-properties fo:break-before="auto" style:column-width="1.472in"/>
    </style:style>
    <style:style style:name="co13" style:family="table-column">
      <style:table-column-properties fo:break-before="auto" style:column-width="0.7429in"/>
    </style:style>
    <style:style style:name="co14" style:family="table-column">
      <style:table-column-properties fo:break-before="auto" style:column-width="5.7398in"/>
    </style:style>
    <style:style style:name="co15" style:family="table-column">
      <style:table-column-properties fo:break-before="auto" style:column-width="1.4181in"/>
    </style:style>
    <style:style style:name="co16" style:family="table-column">
      <style:table-column-properties fo:break-before="auto" style:column-width="5.4283in"/>
    </style:style>
    <style:style style:name="co17" style:family="table-column">
      <style:table-column-properties fo:break-before="auto" style:column-width="1.3646in"/>
    </style:style>
    <style:style style:name="co18" style:family="table-column">
      <style:table-column-properties fo:break-before="auto" style:column-width="5.2673in"/>
    </style:style>
    <style:style style:name="co19" style:family="table-column">
      <style:table-column-properties fo:break-before="auto" style:column-width="1.4291in"/>
    </style:style>
    <style:style style:name="co20" style:family="table-column">
      <style:table-column-properties fo:break-before="auto" style:column-width="5.1709in"/>
    </style:style>
    <style:style style:name="co21" style:family="table-column">
      <style:table-column-properties fo:break-before="auto" style:column-width="1.5898in"/>
    </style:style>
    <style:style style:name="co22" style:family="table-column">
      <style:table-column-properties fo:break-before="auto" style:column-width="5.0528in"/>
    </style:style>
    <style:style style:name="co23" style:family="table-column">
      <style:table-column-properties fo:break-before="auto" style:column-width="1.3327in"/>
    </style:style>
    <style:style style:name="co24" style:family="table-column">
      <style:table-column-properties fo:break-before="auto" style:column-width="4.1953in"/>
    </style:style>
    <style:style style:name="co25" style:family="table-column">
      <style:table-column-properties fo:break-before="auto" style:column-width="5.8465in"/>
    </style:style>
    <style:style style:name="co26" style:family="table-column">
      <style:table-column-properties fo:break-before="auto" style:column-width="1.5472in"/>
    </style:style>
    <style:style style:name="co27" style:family="table-column">
      <style:table-column-properties fo:break-before="auto" style:column-width="5.9in"/>
    </style:style>
    <style:style style:name="co28" style:family="table-column">
      <style:table-column-properties fo:break-before="auto" style:column-width="1.3429in"/>
    </style:style>
    <style:style style:name="co29" style:family="table-column">
      <style:table-column-properties fo:break-before="auto" style:column-width="0.4638in"/>
    </style:style>
    <style:style style:name="co30" style:family="table-column">
      <style:table-column-properties fo:break-before="auto" style:column-width="4.14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All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row table:style-name="ro1">
          <table:table-cell table:style-name="ce1" office:value-type="string" calcext:value-type="string">
            <text:p>Owned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2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Alexstrasza</text:p>
          </table:table-cell>
          <table:table-cell office:value-type="string" calcext:value-type="string">
            <text:p>Drago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ttlecry: Set a hero's remaining Health to 15.</text:p>
          </table:table-cell>
        </table:table-row>
        <table:table-row table:style-name="ro2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Baron Geddo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 the end of your turn, deal 2 damage to ALL other characters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Baron Rivend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our minions trigger their Deathrattles twice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Blingtron 3000</text:p>
          </table:table-cell>
          <table:table-cell office:value-type="string" calcext:value-type="string">
            <text:p>Mech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Equip a random weapon for each player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Bloodmage Thalno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ll Damage +1, Deathrattle: Draw a card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Cairne Bloodhoof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athrattle: Summon a 4/5 Baine Bloodhoof.</text:p>
          </table:table-cell>
        </table:table-row>
        <table:table-row table:style-name="ro2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Captain Greenskin</text:p>
          </table:table-cell>
          <table:table-cell office:value-type="string" calcext:value-type="string">
            <text:p>Pirat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Give your weapon +1/+1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Deathwing</text:p>
          </table:table-cell>
          <table:table-cell office:value-type="string" calcext:value-type="string">
            <text:p>Drago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Battlecry: Destroy all other minions and discard your hand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Dr. Boom</text:p>
          </table:table-cell>
          <table:table-cell/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Battlecry: Summon two 1/1 Boom Bots. WARNING: Bots may explode.</text:p>
          </table:table-cell>
        </table:table-row>
        <table:table-row table:style-name="ro2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Elite Tauren Chieftain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Battlecry: Give both players the power to ROCK! (with a Power Chord card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Feuge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athrattle: If Stalagg also died this game, summon Thaddius.</text:p>
          </table:table-cell>
        </table:table-row>
        <table:table-row table:style-name="ro2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Foe Reaper 4000</text:p>
          </table:table-cell>
          <table:table-cell office:value-type="string" calcext:value-type="string">
            <text:p>Mech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so damages the minions next to whomever he attacks.</text:p>
          </table:table-cell>
        </table:table-row>
        <table:table-row table:style-name="ro2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Gazlow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enever you cast a 1-mana spell, add a random Mech to your han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Gelbin Mekkatorque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Battlecry: Summon an AWESOME invention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Gruul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At the end of each turn, gain +1/+1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Harrison Jones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Destroy your opponent's weapon and draw cards equal to its Durability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Hemet Nesingwar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Destroy a Beast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Hogge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t the end of your turn, summon a 2/2 Gnoll with Taunt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Illidan Stormrage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enever you play a card, summon a 2/1 Flame of Azzinoth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Kel'Thuzad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 the end of each turn, summon all friendly minions that died this turn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King Mukla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attlecry: Give your opponent 2 Bananas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Leeroy Jenkin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ge, Battlecry: Summon two 1/1 Whelps for your opponent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oatheb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Battlecry: Enemy spells cost (5) more next turn.</text:p>
          </table:table-cell>
        </table:table-row>
        <table:table-row table:style-name="ro2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Lorewalker Ch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enever a player casts a spell, put a copy into the other player's han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Maexxna</text:p>
          </table:table-cell>
          <table:table-cell office:value-type="string" calcext:value-type="string">
            <text:p>Beas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roy any minion damaged by this minion.</text:p>
          </table:table-cell>
        </table:table-row>
        <table:table-row table:style-name="ro2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Malygos</text:p>
          </table:table-cell>
          <table:table-cell office:value-type="string" calcext:value-type="string">
            <text:p>Dragon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ell Damage +5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Mekgineer Thermaplugg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enever an enemy minion dies, summon a Leper Gnome.</text:p>
          </table:table-cell>
        </table:table-row>
        <table:table-row table:style-name="ro2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Millhouse Manastor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nemy spells cost (0) next turn.</text:p>
          </table:table-cell>
        </table:table-row>
        <table:table-row table:style-name="ro2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Mimiron's Head</text:p>
          </table:table-cell>
          <table:table-cell office:value-type="string" calcext:value-type="string">
            <text:p>Me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 the start of your turn, if you have at least 3 Mechs, destroy them all and form V-07-TR-ON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Mogor the Ogr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 minions have a 50% chance to attack the wrong enemy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Mr. Bigglesworth</text:p>
          </table:table-cell>
          <table:table-cell office:value-type="string" calcext:value-type="string">
            <text:p>Bea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is is Kel'Thuzad's kitty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Nat Pag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 the start of your turn, you have a 50% chance to draw an extra card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Nozdormu</text:p>
          </table:table-cell>
          <table:table-cell office:value-type="string" calcext:value-type="string">
            <text:p>Drago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layers only have 15 seconds to take their turns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Old Murk Eye</text:p>
          </table:table-cell>
          <table:table-cell office:value-type="string" calcext:value-type="string">
            <text:p>Murlo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ge, Has +1 Attack for each other Murloc on the battlefield.</text:p>
          </table:table-cell>
        </table:table-row>
        <table:table-row table:style-name="ro2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Onyxia</text:p>
          </table:table-cell>
          <table:table-cell office:value-type="string" calcext:value-type="string">
            <text:p>Drago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ttlecry: Summon 1/1 Whelps until your side of the battlefield is full.</text:p>
          </table:table-cell>
        </table:table-row>
        <table:table-row table:style-name="ro2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Ragnaros the Firelord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 office:value-type="string" calcext:value-type="string">
            <text:p>Can't Attack. At the end of your turn, deal 8 damage to a random enemy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Stalag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rattle: If Feugen also died this game, summon Thaddius.</text:p>
          </table:table-cell>
        </table:table-row>
        <table:table-row table:style-name="ro2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Sneed's Old Shredder</text:p>
          </table:table-cell>
          <table:table-cell office:value-type="string" calcext:value-type="string">
            <text:p>Mech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athrattle: Summon a random legendary minion.</text:p>
          </table:table-cell>
        </table:table-row>
        <table:table-row table:style-name="ro2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Sylvanas Windrunne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eathrattle: Take control of a random enemy minion.</text:p>
          </table:table-cell>
        </table:table-row>
        <table:table-row table:style-name="ro2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The Beast</text:p>
          </table:table-cell>
          <table:table-cell office:value-type="string" calcext:value-type="string">
            <text:p>Beas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athrattle: Summon a 3/3 Finkle Einhorn for your opponent.</text:p>
          </table:table-cell>
        </table:table-row>
        <table:table-row table:style-name="ro2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The Black Knight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Destroy an enemy minion with taunt.</text:p>
          </table:table-cell>
        </table:table-row>
        <table:table-row table:style-name="ro2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Tinkmaster Overspark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Transform another random minion into a 5/5 Devilsaur or a 1/1 Squirrel.</text:p>
          </table:table-cell>
        </table:table-row>
        <table:table-row table:style-name="ro2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Toshley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tlecry and Deathrattle: Add a Spare Part card to your hand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Troggzor the Earthinator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Whenever your opponent casts a spell, summon a Burly Rockjaw Trogg.</text:p>
          </table:table-cell>
        </table:table-row>
        <table:table-row table:style-name="ro2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Ysera</text:p>
          </table:table-cell>
          <table:table-cell office:value-type="string" calcext:value-type="string">
            <text:p>Dragon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 the end of your turn, draw a Dream card.</text:p>
          </table:table-cell>
        </table:table-row>
        <table:table-row table:style-name="ro2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Big Game Hunt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estroy a minion with an Attack of 7 or more.</text:p>
          </table:table-cell>
        </table:table-row>
        <table:table-row table:style-name="ro2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Blood Knight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All minions lose Divine Shield. Gain +3/+3 for each Shield lost.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Captain's Parrot</text:p>
          </table:table-cell>
          <table:table-cell office:value-type="string" calcext:value-type="string">
            <text:p>Beas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a random Pirate from your deck into your hand.</text:p>
          </table:table-cell>
        </table:table-row>
        <table:table-row table:style-name="ro2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Clockwork Giant</text:p>
          </table:table-cell>
          <table:table-cell office:value-type="string" calcext:value-type="string">
            <text:p>Mech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sts (1) less for each card in your opponent's hand.</text:p>
          </table:table-cell>
        </table:table-row>
        <table:table-row table:style-name="ro2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Doomsay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 the start of your turn, destroy ALL minions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Echoing Ooz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Summon an exact copy of this minion at the end of the turn.</text:p>
          </table:table-cell>
        </table:table-row>
        <table:table-row table:style-name="ro2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Enhance-o Mechano</text:p>
          </table:table-cell>
          <table:table-cell office:value-type="string" calcext:value-type="string">
            <text:p>Me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Give your other minions Windfury, Taunt, or Divine Shield (at random)</text:p>
          </table:table-cell>
        </table:table-row>
        <table:table-row table:style-name="ro2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Faceless Manipulato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attlecry: Choose a minion and become an exact copy of it.</text:p>
          </table:table-cell>
        </table:table-row>
        <table:table-row table:style-name="ro2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Fel Reaver</text:p>
          </table:table-cell>
          <table:table-cell office:value-type="string" calcext:value-type="string">
            <text:p>Me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Whenever your opponent plays a card, discard the top 3 cards of your deck.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Hobgobli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you play a 1-Attack minion, give it +2/+2.</text:p>
          </table:table-cell>
        </table:table-row>
        <table:table-row table:style-name="ro2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Hungry Crab</text:p>
          </table:table-cell>
          <table:table-cell office:value-type="string" calcext:value-type="string">
            <text:p>Bea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estroy a Murloc and gain +2/+2.</text:p>
          </table:table-cell>
        </table:table-row>
        <table:table-row table:style-name="ro2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Junkbot</text:p>
          </table:table-cell>
          <table:table-cell office:value-type="string" calcext:value-type="string">
            <text:p>Me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enever a friendly Mech dies, gain +2/+2.</text:p>
          </table:table-cell>
        </table:table-row>
        <table:table-row table:style-name="ro2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Mini-Mage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lth. Spell Damage +1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Molten Gian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sts (1) less for each damage your hero has taken.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Mountain Gia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sts (1) less for each other card in your hand.</text:p>
          </table:table-cell>
        </table:table-row>
        <table:table-row table:style-name="ro2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Murloc Warleader</text:p>
          </table:table-cell>
          <table:table-cell office:value-type="string" calcext:value-type="string">
            <text:p>Murloc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ALL other Murlocs have +2/+1.</text:p>
          </table:table-cell>
        </table:table-row>
        <table:table-row table:style-name="ro2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Piloted Sky Golem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rattle: Summon a random 4-Cost minion.</text:p>
          </table:table-cell>
        </table:table-row>
        <table:table-row table:style-name="ro2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Recombobulato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Transform a friendly minion into a random minion with the same Cost.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Sea Giant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sts (1) less for each other minion on the battlefiel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Shade of Naxxrama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ealth. At the start of your turn, gain +1/+1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Southsea Captain</text:p>
          </table:table-cell>
          <table:table-cell office:value-type="string" calcext:value-type="string">
            <text:p>Pirat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Your other Pirates have +1/+1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bominatio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aunt. Deathrattle: Deal 2 damage to ALL characters.</text:p>
          </table:table-cell>
        </table:table-row>
        <table:table-row table:style-name="ro2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Alarm-o-Bot</text:p>
          </table:table-cell>
          <table:table-cell office:value-type="string" calcext:value-type="string">
            <text:p>Me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 the start of your turn, swap this minion with a random one in your hand.</text:p>
          </table:table-cell>
        </table:table-row>
        <table:table-row table:style-name="ro2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Ancient Mag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Give adjacent minions Spell Damage +1.</text:p>
          </table:table-cell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Ancient Watch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't Attack.</text:p>
          </table:table-cell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Angry Chicken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nrage: +5 Attack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cane Golem</text:p>
          </table:table-cell>
          <table:table-cell office:value-type="string" calcext:value-type="string">
            <text:p>Me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ge. Battlecry: Give your opponent a Mana Crystal.</text:p>
          </table:table-cell>
        </table:table-row>
        <table:table-row table:style-name="ro2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Arcane Nullifier X-91</text:p>
          </table:table-cell>
          <table:table-cell office:value-type="string" calcext:value-type="string">
            <text:p>Me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unt. Can't be targeted by spells or Hero Powers.</text:p>
          </table:table-cell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Argent Commande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ge. Divine Shield.</text:p>
          </table:table-cell>
        </table:table-row>
        <table:table-row table:style-name="ro2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Azure Drake</text:p>
          </table:table-cell>
          <table:table-cell office:value-type="string" calcext:value-type="string">
            <text:p>Drag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pell Damage +1. Battlecry: Draw a car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loodsair Corsair</text:p>
          </table:table-cell>
          <table:table-cell office:value-type="string" calcext:value-type="string">
            <text:p>Pir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Remove 1 Durability from your opponent's weapon.</text:p>
          </table:table-cell>
        </table:table-row>
        <table:table-row table:style-name="ro2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Bomb Lobbe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attlecry: Deal 4 damage to a random enemy minion.</text:p>
          </table:table-cell>
        </table:table-row>
        <table:table-row table:style-name="ro2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Coldlight Oracle</text:p>
          </table:table-cell>
          <table:table-cell office:value-type="string" calcext:value-type="string">
            <text:p>Murlo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attlecry: Each player draws 2 caards.</text:p>
          </table:table-cell>
        </table:table-row>
        <table:table-row table:style-name="ro2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Coldlight Seer</text:p>
          </table:table-cell>
          <table:table-cell office:value-type="string" calcext:value-type="string">
            <text:p>Murlo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Give ALL other Murlocs +2 Health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razed Alchemist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Battlecry: Swap the Attack and Health of a minion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eathlor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unt. Deathrattle: Your opponent puts a minion from their deck into the battlefiel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efender of Argu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Give adjacent minions +1/+1 and Taunt.</text:p>
          </table:table-cell>
        </table:table-row>
        <table:table-row table:style-name="ro2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Demolisher</text:p>
          </table:table-cell>
          <table:table-cell office:value-type="string" calcext:value-type="string">
            <text:p>Me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 the start of your turn, deal 2 damage to a random enemy.</text:p>
          </table:table-cell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Emperor Cobra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troy any minion damaged by this minion.</text:p>
          </table:table-cell>
        </table:table-row>
        <table:table-row table:style-name="ro2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Gadgetzan Auctionee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henever you cast a spell, draw a card.</text:p>
          </table:table-cell>
        </table:table-row>
        <table:table-row table:style-name="ro2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Gnomish Experiementer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raw a card. If it's a minion, transform it into a Chicken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Goblin Sapp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s +4 Attack while your opponent has 6 or more cards in hand.</text:p>
          </table:table-cell>
        </table:table-row>
        <table:table-row table:style-name="ro2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Illuminato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f you control a Secret at the end of your turn, restore 4 health to your hero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mp Mast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 the end of your turn, deal 1 damage to this minion and summon a 1/1 Imp.</text:p>
          </table:table-cell>
        </table:table-row>
        <table:table-row table:style-name="ro2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Injured Blademast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tlecry: Deal 4 damage to HIMSELF.</text:p>
          </table:table-cell>
        </table:table-row>
        <table:table-row table:style-name="ro2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Jeeves</text:p>
          </table:table-cell>
          <table:table-cell office:value-type="string" calcext:value-type="string">
            <text:p>Mec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 the end of each player's turn, that player draws until they have 3 cards.</text:p>
          </table:table-cell>
        </table:table-row>
        <table:table-row table:style-name="ro2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Kezan Mystic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Take control of a random enemy Secret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Knife Juggl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ter you summon a minion, deal 1 damage to a random enemy.</text:p>
          </table:table-cell>
        </table:table-row>
        <table:table-row table:style-name="ro2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Lightwarde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a character is healed, gain +2 Attack.</text:p>
          </table:table-cell>
        </table:table-row>
        <table:table-row table:style-name="ro2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Lil' Exorcis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unt. Battlecry: Gain +1/+1 for each enemy Deathrattle minion.</text:p>
          </table:table-cell>
        </table:table-row>
        <table:table-row table:style-name="ro2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Madder Bomber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Deal 6 damage randomly split between all other characters.</text:p>
          </table:table-cell>
        </table:table-row>
        <table:table-row table:style-name="ro2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Mana Addic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you cast a spell, gain +2 Attack this turn.</text:p>
          </table:table-cell>
        </table:table-row>
        <table:table-row table:style-name="ro2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Mana Wraith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ALL minions cost (1) more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aster Swordsmith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 the end of your turn, give another random friendly minion +1 Attack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ind Control Tech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If your opponent has 4 or more minions, take control of one at random.</text:p>
          </table:table-cell>
        </table:table-row>
        <table:table-row table:style-name="ro2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Murloc Tidecaller</text:p>
          </table:table-cell>
          <table:table-cell office:value-type="string" calcext:value-type="string">
            <text:p>Murlo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a Murloc is summoned, gain +1 attack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rubian Eg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rattle: Summon a 4/4 Nerubian.</text:p>
          </table:table-cell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Pint-Sized Summoner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The first minion you play each turn costs (1) less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Questing Adventure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ever you play a card, gain +1/+1.</text:p>
          </table:table-cell>
        </table:table-row>
        <table:table-row table:style-name="ro2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avenholdt Assassi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ealth</text:p>
          </table:table-cell>
        </table:table-row>
        <table:table-row table:style-name="ro2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Secretkeepe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a Secret is played, gain +1/+1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ludge Belch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unt. Deathrattle: Summon a 1/2 Slime with Taunt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tampeding Kodo</text:p>
          </table:table-cell>
          <table:table-cell office:value-type="string" calcext:value-type="string">
            <text:p>Beas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Destroy a random enemy minion with 2 or less Attack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unfury Protecto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Give adjacent minions Taunt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unwalke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unt. Divine Shield</text:p>
          </table:table-cell>
        </table:table-row>
        <table:table-row table:style-name="ro2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Target Dummy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unt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Twilight Drake</text:p>
          </table:table-cell>
          <table:table-cell office:value-type="string" calcext:value-type="string">
            <text:p>Drag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cry: Gain +1 Health for each card in your hand.</text:p>
          </table:table-cell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Violet Teache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enever you cast a spell, summon a 1/1 Violet Apprentice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Wailing Sou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Silence your other minions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Wild Pyromanc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ter you cast a spell, deal 1 damage to ALL minions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Young Priestes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 the end of your turn, give another random friendly minion +1 Health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busive Serge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cry: Give a minion +2 Attack this turn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colyte of Pai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this minion takes damage, draw a card.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mani Berserke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rage: +3 Attack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ncient Brewmaste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Return a friendly minion from the battlefield to your han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nnoy-o-Tron</text:p>
          </table:table-cell>
          <table:table-cell office:value-type="string" calcext:value-type="string">
            <text:p>Me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unt. Divine Shield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ntique Healbot</text:p>
          </table:table-cell>
          <table:table-cell office:value-type="string" calcext:value-type="string">
            <text:p>Me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attlecry: Restore 8 Health to your hero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rgent Squire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ivine Shiel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loodsail Raider</text:p>
          </table:table-cell>
          <table:table-cell office:value-type="string" calcext:value-type="string">
            <text:p>Pira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Gain Attack equal to the attack of your weapon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urly Rockjaw Trog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enever your opponent casts a spell, gain +2 Attack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ckwork Gnome</text:p>
          </table:table-cell>
          <table:table-cell office:value-type="string" calcext:value-type="string">
            <text:p>Me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rattle: Add a Spare Part card to your hand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ogmaste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s +2 Attack while you have a mech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ult Maste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one of your other minions dies, draw a car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ancing Sword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eathrattle: Your opponent draws a car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ark Iron Dwarf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Battlecry: Give a minion +2 Attack this turn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re Wolf Alpha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Adjacent minions have +1 Attack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read Corsair</text:p>
          </table:table-cell>
          <table:table-cell office:value-type="string" calcext:value-type="string">
            <text:p>Pirat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aunt. Costs (1) less per Attack of your weapon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arthen Ring Farseer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Restore 3 Health.</text:p>
          </table:table-cell>
        </table:table-row>
        <table:table-row table:style-name="ro2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Explosive Sheep</text:p>
          </table:table-cell>
          <table:table-cell office:value-type="string" calcext:value-type="string">
            <text:p>Me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athrattle: Deal 2 damage to all minions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erie Dragon</text:p>
          </table:table-cell>
          <table:table-cell office:value-type="string" calcext:value-type="string">
            <text:p>Drag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't be targeted by spells of Hero Powers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en Creep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n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lesheating Ghoul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a friendly minion dies, gain +1 Attack.</text:p>
          </table:table-cell>
        </table:table-row>
        <table:table-row table:style-name="ro2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Flying Machine</text:p>
          </table:table-cell>
          <table:table-cell office:value-type="string" calcext:value-type="string">
            <text:p>Me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fu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rost Elementa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attlecry: Freeze a character.</text:p>
          </table:table-cell>
        </table:table-row>
        <table:table-row table:style-name="ro2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Force-Tank MAX</text:p>
          </table:table-cell>
          <table:table-cell office:value-type="string" calcext:value-type="string">
            <text:p>Mech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Divine Shiel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Gilblin Stalke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alth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Gnomeregan Infantry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ge. Taun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arvest Golem</text:p>
          </table:table-cell>
          <table:table-cell office:value-type="string" calcext:value-type="string">
            <text:p>Me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rattle: Summon a 2/1 Damaged Golem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aunted Creeper</text:p>
          </table:table-cell>
          <table:table-cell office:value-type="string" calcext:value-type="string">
            <text:p>Bea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 two 1/1 Spectral Spider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Ironbeak Owl</text:p>
          </table:table-cell>
          <table:table-cell office:value-type="string" calcext:value-type="string">
            <text:p>Bea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cry: Silence a minion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Jungle Panther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alth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Leper Gnom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rattle: Deal 2 damage to the enemy hero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Loot Hoarde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rattle: Draw a car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Lost Tallstrider</text:p>
          </table:table-cell>
          <table:table-cell office:value-type="string" calcext:value-type="string">
            <text:p>Beas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Mad Bomb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eal 3 damage randomly split between all other characters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Mad Scientist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eathrattle: Put a Secret from your deck into the battlefield.</text:p>
          </table:table-cell>
        </table:table-row>
        <table:table-row table:style-name="ro2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Mechanical Yeti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athrattle: Give each player a Spare Part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Mechwarper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r Mechs cost (1) less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Micro Machine</text:p>
          </table:table-cell>
          <table:table-cell office:value-type="string" calcext:value-type="string">
            <text:p>Me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 the start of each turn, gain +1 Attack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Mogu'shan Warde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un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erub'ar Weblor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 minions with Battlecry cost (2) more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iloted Shredder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rattle: Summon a random 2-Cost minion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riestess of Elun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Restore 4 Health to your hero.</text:p>
          </table:table-cell>
        </table:table-row>
        <table:table-row table:style-name="ro2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Puddlestomper</text:p>
          </table:table-cell>
          <table:table-cell office:value-type="string" calcext:value-type="string">
            <text:p>Murlo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aging Worgen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rage: Windfury and +1 Attack</text:p>
          </table:table-cell>
        </table:table-row>
        <table:table-row table:style-name="ro3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Salty Dog</text:p>
          </table:table-cell>
          <table:table-cell office:value-type="string" calcext:value-type="string">
            <text:p>Pirat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carlet Crusader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ine Shiel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ieldbear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unt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ip's Cannon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you summon a Pirate, deal 2 damage to a random enemy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ilver Hand Knigh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attlecry: Summon a 2/2 Squire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ilvermoon Guardia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vine Shiel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outhsea Deckhand</text:p>
          </table:table-cell>
          <table:table-cell office:value-type="string" calcext:value-type="string">
            <text:p>Pir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s Charge while you have a weapon equippe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pectral Knigh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't be targeted by spells of Hero Powers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pellbreake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Silence a minion.</text:p>
          </table:table-cell>
        </table:table-row>
        <table:table-row table:style-name="ro2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Spider Tank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Spiteful Smith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rage: Your weapon has +2 Attack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toneskin Gargoy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 the start of your turn, restore this minion to full Health.</text:p>
          </table:table-cell>
        </table:table-row>
        <table:table-row table:style-name="ro2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Stonesplinter Trogg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your opponent casts a spell, gain +1 Attack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tranglethorn Tiger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Stealth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auren Warrio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unt. Enrage: +3 Attack</text:p>
          </table:table-cell>
        </table:table-row>
        <table:table-row table:style-name="ro2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Thrallmar Farse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fur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inkertown Technician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If you have a Mech, gain +1/+1 and add a Spare Part to your han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rtake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you summon a minion with Deathrattle, gain +1/+1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stable Ghou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unt. Deathrattle: Deal 1 damage to all minions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Venture Co. Mercenar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our minions cost (3) more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Windfury Harpy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fury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Wisp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Worgen Infiltra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lt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Young Dragonhawk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indfu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Youthful Brewmas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Return a friendly minion from the battlefield to your han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Zombie Cho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rattle: Restore 5 Health to the enemy hero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cidic Swamp Ooz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estroy your opponent's weap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rchmag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ll Damage 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loodfen Raptor</text:p>
          </table:table-cell>
          <table:table-cell office:value-type="string" calcext:value-type="string">
            <text:p>Beas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luegill Warrior</text:p>
          </table:table-cell>
          <table:table-cell office:value-type="string" calcext:value-type="string">
            <text:p>Murlo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ooty Bay Bodyguard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oulderfist Ogre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hillwind Yeti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re Hound</text:p>
          </table:table-cell>
          <table:table-cell office:value-type="string" calcext:value-type="string">
            <text:p>Beas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alaran Mag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ll Damage 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arkscale Heal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Restore 2 Health to all friendly character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ragonling Mechanic</text:p>
          </table:table-cell>
          <table:table-cell office:value-type="string" calcext:value-type="string">
            <text:p>(Mech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Summon a 2/1 Mechanical Dragonling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lven Archer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ttlecry: Deal 1 damag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rostwolf Grunt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rostwolf Warlor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attlecry: Gain +1/+1 for each other friendly minion on the battlefiel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Gnomish Invento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Draw 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Goldshire Footma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Grimscale Oracle</text:p>
          </table:table-cell>
          <table:table-cell office:value-type="string" calcext:value-type="string">
            <text:p>Murlo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L other Murlocs have +1 Attack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Gurubashi Berserk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enever this minion takes damage, gain +3 Attack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Ironforge Riflema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attlecry: Deal 1 damag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Ironfur Grizzly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Kobold Geomancer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Spell Damage 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Lord of the Arena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agma Rac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urloc Raider</text:p>
          </table:table-cell>
          <table:table-cell office:value-type="string" calcext:value-type="string">
            <text:p>Murlo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urloc Tidehunter</text:p>
          </table:table-cell>
          <table:table-cell office:value-type="string" calcext:value-type="string">
            <text:p>Murlo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cry: Summon a 1/1 Murloc Scou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ightblad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attlecry: Deal 3 damage to the enemy hero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vice Engine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ttlecry: Draw 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Oasis Snapjaw</text:p>
          </table:table-cell>
          <table:table-cell office:value-type="string" calcext:value-type="string">
            <text:p>Beas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Ogre Brut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50% chance to attack the wrong enem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Ogre Magi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Spell Damage 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Raid Leade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our other minions have +1 Attack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Razorfen Hunter</text:p>
          </table:table-cell>
          <table:table-cell office:value-type="string" calcext:value-type="string">
            <text:p>(Beast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Summon a 1/1 Boa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Reckless Rocketee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River Crocolisk</text:p>
          </table:table-cell>
          <table:table-cell office:value-type="string" calcext:value-type="string">
            <text:p>Bea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en'jin Shieldmast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hattered Sun-Cleric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Give a friendly minion +1/+1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ilverback Patriarch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tonetusk Boar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tormpike Commando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eal 2 damag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tormwind Champion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Your other minions have +1/+1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tormwind Knigh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Voodoo Doc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cry: Restore 2 Health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War Golem</text:p>
          </table:table-cell>
          <table:table-cell/>
          <table:table-cell table:number-columns-repeated="3" office:value-type="float" office:value="7" calcext:value-type="float">
            <text:p>7</text:p>
          </table:table-cell>
          <table:table-cell/>
        </table:table-row>
        <table:table-row table:style-name="ro3" table:number-rows-repeated="1048345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Druid" table:style-name="ta1">
        <table:table-column table:style-name="co9" table:default-cell-style-name="ce2"/>
        <table:table-column table:style-name="co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1" table:default-cell-style-name="Default"/>
        <table:table-row table:style-name="ro1">
          <table:table-cell table:style-name="ce1" office:value-type="string" calcext:value-type="string">
            <text:p>Owned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Cenarius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oose One – Give your other minions +2/+2; or Summon two 2/2 Treants with Taunt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Malorne</text:p>
          </table:table-cell>
          <table:table-cell office:value-type="string" calcext:value-type="string">
            <text:p>Beas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athrattle: Shuffle this minion into your deck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Ancient of Lore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hoose One – Draw 2 cards; or Restore 5 Health.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Ancient of War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hoose One – +5 Attack; or +5 Health and Taunt.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Dark Wispers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hoose One – Summon 5 Wisps; or Give a minion +5/+5 and Taunt.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Force of Nature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ummon three 2/2 Treants with Charge that die at the end of the turn.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Tree of Life</text:p>
          </table:table-cell>
          <table:table-cell office:value-type="string" calcext:value-type="string">
            <text:p>SPELL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Restore all characters to full Health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ive your hero +4 Attack this turn and 4 Armor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Grove Tend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oose One – Give each player a Mana Crystal; or Each player draws a card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Keeper of the Grov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oose One – Deal 2 damage; or Silence a minion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ch-Bear-Cat</text:p>
          </table:table-cell>
          <table:table-cell office:value-type="string" calcext:value-type="string">
            <text:p>Mech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enever this minion takes damage, add a Spare Part card to your hand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Nourish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hoose One – Gain 2 Mana Crystals; or Draw 3 cards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ecycle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huffle an enemy minion into your opponent's deck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Savagery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damage equal to your hero's Attack to a minion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Starfall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hoose One – Deal 5 damage to a minion; or 2 damage to all enemy minion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nodized Robo Cub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Taunt. Choose One – +1 Attack; or +1 Healt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ruid of the Claw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hoose One – Charge; or +2 Health and Taunt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ruid of the Fan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attlecry: If you have a Beast, transform this minion into a 7/7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Mark of Nature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hoose One – Give a minion +4 Attack; or +4 Health and Taun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aliz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stroy a minion. Your opponent draws 2 card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oison Seeds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stroy all minions and summon 2/2 Treants to replace them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ower of the Wild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oose One – Give your minions +1/+1; or Summon a 3/2 Panther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oul of the Forest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ive your minions “Deathrattle: Summon a 2/2 Treant.”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Wrath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oose One – Deal 3 damage to a minion; or 1 damage and draw 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your hero +2 Attack this turn and 2 Armo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Healing Touch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estore 8 health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Innervate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in 2 Mana Crystals this turn onl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Ironbark Protector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 office:value-type="string" calcext:value-type="string">
            <text:p>Taun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ark of the Wild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ive a minion Taunt and +2/+2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oonfire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al 1 damag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avage Roar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ive your characters +2 Attack this tur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tarfire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eal 5 damage. Draw 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wipe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4 damage to an enemy and 1 damage to all other minion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Wild Growth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ain an empty Mana Crystal.</text:p>
          </table:table-cell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unter" table:style-name="ta1">
        <table:table-column table:style-name="co9" table:default-cell-style-name="ce2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4" table:default-cell-style-name="Default"/>
        <table:table-column table:style-name="co2" table:number-columns-repeated="1016" table:default-cell-style-name="Default"/>
        <table:table-row table:style-name="ro2">
          <table:table-cell table:style-name="ce1" office:value-type="string" calcext:value-type="string">
            <text:p>Owned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4" office:value-type="string" calcext:value-type="string">
            <text:p>Legendary</text:p>
          </table:table-cell>
          <table:table-cell table:style-name="ce4" office:value-type="string" calcext:value-type="string">
            <text:p>Gahz'rilla</text:p>
          </table:table-cell>
          <table:table-cell table:style-name="ce4" office:value-type="string" calcext:value-type="string">
            <text:p>Beast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4" office:value-type="string" calcext:value-type="string">
            <text:p>Whenever this minion takes damage, double its Attack.</text:p>
          </table:table-cell>
          <table:table-cell table:style-name="ce7" table:number-columns-repeated="1016"/>
        </table:table-row>
        <table:table-row table:style-name="ro2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King Krush</text:p>
          </table:table-cell>
          <table:table-cell office:value-type="string" calcext:value-type="string">
            <text:p>Beast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harge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Bestial Wrath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Beast +2 Attack and Immune this turn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Feign Death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igger all Deathrattles on your minions.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Gladiator's Longbow</text:p>
          </table:table-cell>
          <table:table-cell office:value-type="string" calcext:value-type="string">
            <text:p>WEAPO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our hero is Immune while Attacking.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Snake Trap</text:p>
          </table:table-cell>
          <table:table-cell office:value-type="string" calcext:value-type="string">
            <text:p>SECR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one of your minions is attacked, summon three 1/1 Snakes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Steamwheedle Snipe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r Hero Power can target minions.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Call Pet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raw a card. If it's a Beast, it costs (4) less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Eaglehorn Bow</text:p>
          </table:table-cell>
          <table:table-cell office:value-type="string" calcext:value-type="string">
            <text:p>WEAP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a friendly Secret is revealed, gain +1 Durability.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Explosive Shot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5 damage to a minion and 2 damage to adjacent ones.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Flar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ll minions lose Stealth. Destroy all enemy Secrets. Draw a card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King of Beasts</text:p>
          </table:table-cell>
          <table:table-cell office:value-type="string" calcext:value-type="string">
            <text:p>Beas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nt. Battlecry: Gain +1 Attack for each other Beast you have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Metaltooth Leaper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Give your other Mechs +2 Attack.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Misdirection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a character attacks your hero, instead he attacks another random character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Savannah Highmane</text:p>
          </table:table-cell>
          <table:table-cell office:value-type="string" calcext:value-type="string">
            <text:p>Beas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athrattle: Summon two 2/2 Hyenas.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obra Shot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3 damage to a minion and the enemy hero.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adly Shot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stroy a random enemy minion.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Explosive Trap</text:p>
          </table:table-cell>
          <table:table-cell office:value-type="string" calcext:value-type="string">
            <text:p>SECR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your hero is attacked, deal 2 damage to all enemies.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Freezing Trap</text:p>
          </table:table-cell>
          <table:table-cell office:value-type="string" calcext:value-type="string">
            <text:p>SECR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an enemy minion attacks, return it to its owner's hand and it costs (2) more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Glaivezooka</text:p>
          </table:table-cell>
          <table:table-cell office:value-type="string" calcext:value-type="string">
            <text:p>WEAPON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Battlecry: Give a random friendly minion +1 Attack.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cavenging Hyena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henever a friendly Beast dies, gain +2/+1.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nipe</text:p>
          </table:table-cell>
          <table:table-cell office:value-type="string" calcext:value-type="string">
            <text:p>SECR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your opponent plays a minion, deal 4 damage to it.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leash the Hounds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or each enemy minion, summon a 1/1 Hound with Charge.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Webspinner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athrattle: Add a random Beast to your hand.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nimal Companion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ummon a random Beast Companion.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rcane Shot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2 damage.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Houndmaste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Give a friendly Beasat +2/+2 and Taunt.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Hunter's Mark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nge a minion's Health to 1.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Kill Command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3 damage. If you have a Beast, deal 5 damage instead.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ulti-Shot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3 damage to two random enemy minions.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tarving Buzzard</text:p>
          </table:table-cell>
          <table:table-cell office:value-type="string" calcext:value-type="string">
            <text:p>Beas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you summon a Beast, draw a card.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Timber Wolf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Your other Beasts have +1 Attack.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Tracking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ook at the top three cards of your deck. Draw one and discard the others.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Tundra Rhino</text:p>
          </table:table-cell>
          <table:table-cell office:value-type="string" calcext:value-type="string">
            <text:p>Beas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our Beasts have Charge.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" office:value-type="string" calcext:value-type="string" table:number-columns-spanned="6" table:number-rows-spanned="1">
            <text:p>Beast Companions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Huffer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ge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Leokk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friendly minions have +1 Attack.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Misha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aunt</text:p>
          </table:table-cell>
          <table:table-cell table:number-columns-repeated="1016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ge" table:style-name="ta1">
        <table:table-column table:style-name="co9" table:default-cell-style-name="ce2"/>
        <table:table-column table:style-name="co2" table:default-cell-style-name="Default"/>
        <table:table-column table:style-name="co15" table:default-cell-style-name="Default"/>
        <table:table-column table:style-name="co2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6" table:default-cell-style-name="Default"/>
        <table:table-row table:style-name="ro1">
          <table:table-cell table:style-name="ce1" office:value-type="string" calcext:value-type="string">
            <text:p>Owned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Archmage Antonida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enever you cast a spell, add a Fireball spell to your hand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Flame Leviathan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When you draw this, deal 2 damage to all characters.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Echo of Medivh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ut a copy of each friendly minion into your hand.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Ice Block</text:p>
          </table:table-cell>
          <table:table-cell office:value-type="string" calcext:value-type="string">
            <text:p>SECRE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cret: When your hero takes fatal damage, prevent it and become Immune this turn.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Pyroblast</text:p>
          </table:table-cell>
          <table:table-cell office:value-type="string" calcext:value-type="string">
            <text:p>SPELL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eal 10 damage.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Spellbender</text:p>
          </table:table-cell>
          <table:table-cell office:value-type="string" calcext:value-type="string">
            <text:p>SECRE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cret: When an enemy casts a spell on a minion, summon a 1/3 as the new target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Wee Spellstoppe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jacent minions can't be targeted by spells or Hero Powers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eal 2 damage to all enemy minions and Freeze them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ounterspell</text:p>
          </table:table-cell>
          <table:table-cell office:value-type="string" calcext:value-type="string">
            <text:p>SECRE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cret: When your opponent casts a spell, Counter it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Etheral Arcanis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f you control a Secret at the end of your turn, gain +2/+2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Goblin Blastmag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If you have a Mech, deal 4 damage randomly split among all enemies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Kirin Tor Mag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The next Secret you play this turn costs (0)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Soot Spewer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Spell Damage 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stable Portal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dd a random minion to your hand. It costs (3) less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Vaporize</text:p>
          </table:table-cell>
          <table:table-cell office:value-type="string" calcext:value-type="string">
            <text:p>SECRE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cret: When a minion attacks your hero, destroy i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one of Cold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Freeze a minion and the minions next to it, and then deal 1 damage to them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ECRE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cret: When a friendly minion dies, put 2 copies of it into your han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lamecannon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4 damage to a random enemy minion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Ice Barrier</text:p>
          </table:table-cell>
          <table:table-cell office:value-type="string" calcext:value-type="string">
            <text:p>SECRE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cret: When your hero is attacked, gain 8 Armor.</text:p>
          </table:table-cell>
        </table:table-row>
        <table:table-row table:style-name="ro1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Ice Lanc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eze a character. If it was already Frozen, deal 4 damage instead.</text:p>
          </table:table-cell>
        </table:table-row>
        <table:table-row table:style-name="ro1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Mana Wyrm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you cast a spell, gain +1 Atta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Mirror Entity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cret: When your opponent plays a minion, summon a copy of it.</text:p>
          </table:table-cell>
        </table:table-row>
        <table:table-row table:style-name="ro1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Snowchugger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Freeze andy character damaged by this mini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orcerer's Apprentic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our spells cost (1) les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rcane Explosion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1 damage to all enemy minion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rcane Intellect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raw 2 card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rcane Missles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3 damage randomly split among enemy character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ireball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6 damag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lamestrike</text:p>
          </table:table-cell>
          <table:table-cell office:value-type="string" calcext:value-type="string">
            <text:p>SPELL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eal 4 damage to all enemy minion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rost Nova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reeze all enemy minion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rostbolt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3 damage to a character and Freeze i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irror Imag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mmon two 0/2 minions with Taun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Polymorph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ansform a minion into a 1/1 Sheep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Water Elementa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eeze any character damaged by this minion.</text:p>
          </table:table-cell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aladin" table:style-name="ta1">
        <table:table-column table:style-name="co9" table:default-cell-style-name="ce2"/>
        <table:table-column table:style-name="co2" table:default-cell-style-name="Default"/>
        <table:table-column table:style-name="co17" table:default-cell-style-name="Default"/>
        <table:table-column table:style-name="co2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8" table:default-cell-style-name="Default"/>
        <table:table-row table:style-name="ro1">
          <table:table-cell table:style-name="ce1" office:value-type="string" calcext:value-type="string">
            <text:p>Owned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Bolvar Fordrago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enever a friendly minion dies while this is in your hand, gain +1 Attack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Tirion Fordring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Divine Shield, Taunt, Deathrattle: Equip a 5/3 Ashbringe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Avenging Wrath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eal 8 damage randomly split among enemy characters.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Coghammer</text:p>
          </table:table-cell>
          <table:table-cell office:value-type="string" calcext:value-type="string">
            <text:p>WEAP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Give a random friendly minion Divine Shield and Taunt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ay on Hands</text:p>
          </table:table-cell>
          <table:table-cell office:value-type="string" calcext:value-type="string">
            <text:p>SPELL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estore 8 Health. Draw 3 cards.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Quartermast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Give your Silver Hand Recruits +2/+2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Sword of Justice</text:p>
          </table:table-cell>
          <table:table-cell office:value-type="string" calcext:value-type="string">
            <text:p>WEAP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enever you summon a minion, give it +1/+1 and this loses 1 Durabilit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ldor Peacekeeper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Change an enemy minion's Attack to 1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Blessed Champion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ouble a minion's Attack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Cobalt Guardian</text:p>
          </table:table-cell>
          <table:table-cell office:value-type="string" calcext:value-type="string">
            <text:p>Mech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you summon a Mech, gain Divine Shiel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ivine Favor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raw cards until you have as many in hand as your opponen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quality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ange the Health of ALL minions to 1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y Wrath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raw a card and deal damage equal to its cost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Muster for Battle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ummon three 1/1 Silver Hand Recruits. Equip a 1/4 Weapon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Scarlet Purifi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Deal 2 damage to all minions with Deathrattl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rgent Protector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Battlecry: Give a friendly minion Divine Shiel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venge</text:p>
          </table:table-cell>
          <table:table-cell office:value-type="string" calcext:value-type="string">
            <text:p>SECRE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cret: When one of your minions dies, give a random friendly minion +3/+2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lessing of Wisdom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oose a minion. Whenever it attacks draw 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ye for an Eye</text:p>
          </table:table-cell>
          <table:table-cell office:value-type="string" calcext:value-type="string">
            <text:p>SECRE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cret: When your hero takes damage, deal that much damage to the enemy hero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oble Sacrifice</text:p>
          </table:table-cell>
          <table:table-cell office:value-type="string" calcext:value-type="string">
            <text:p>SECRE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cret: When an enemy attacks, summon a 2/1 defender as the new targe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SECRE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cret: When one of your minions dies, return it to life with 1 Health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SECRE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cret: When your opponent plays a minion, reduce its Health to 1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eal of Light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store 4 Health to your hero and gain +2 Attack this turn.</text:p>
          </table:table-cell>
        </table:table-row>
        <table:table-row table:style-name="ro1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Shielded Minibot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ivine Shiel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lessing of Kings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ive a minion +4/+4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lessing of Might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3 Attack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nsecration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2 damage to all enemi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Guardian of King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tlecry: Restore 6 Health to your hero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Hammer of Wrath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3 damage. Draw 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Hand of Protection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Divine Shiel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Holy Light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store 6 Health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nge a minion's Attack to 1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Light's Justice</text:p>
          </table:table-cell>
          <table:table-cell office:value-type="string" calcext:value-type="string">
            <text:p>WEAP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Truesilver Champion</text:p>
          </table:table-cell>
          <table:table-cell office:value-type="string" calcext:value-type="string">
            <text:p>WEAP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your hero attacks, restore 2 Health to it.</text:p>
          </table:table-cell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iest" table:style-name="ta1">
        <table:table-column table:style-name="co9" table:default-cell-style-name="ce2"/>
        <table:table-column table:style-name="co2" table:default-cell-style-name="Default"/>
        <table:table-column table:style-name="co19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0" table:default-cell-style-name="Default"/>
        <table:table-row table:style-name="ro1">
          <table:table-cell table:style-name="ce1" office:value-type="string" calcext:value-type="string">
            <text:p>Owned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Prophet Velen</text:p>
          </table:table-cell>
          <table:table-cell/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Double the damage and healing of your spells and Hero Power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Vol'ji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Swap Health with another minion.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Cabal Shadow Priest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Take control of an enemy minion that has 2 or less Attack.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Lightbomb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eal damage to each minion equal to its Attack.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Mindgames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ut a copy of a random minion from your opponent's deck into the battlefield.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Shadowbomb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cry: Deal 3 damage to each hero.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Shadowform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Your Hero Power becomes 'Deal 2 damage'. If already in Shadowform: 3 damage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Auchenai Soulpries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our cards and powers that restore Health now deal damage instead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Holy Fire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5 damage. Restore 5 Health to your hero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Light of the Naaru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store 3 Health. If the target is still damaged, summon a Lightwarden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Lightwel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 the start of your turn, restore 3 Health to a damaged friendly character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ass Dispel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ilence all enemy minions. Draw a car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hadow Madness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8" office:value-type="string" calcext:value-type="string">
            <text:p>Gain control of an enemy minion with 3 or less Attack until end of turn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Shadowboxer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a character is healed, deal 1 damage to a random enemy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Upgraded Repair Bot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Battlecry: Give a friendy Mech +4 Health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ircle of Healing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store 4 Health to ALL minion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ark Cultist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rattle: Give a random friendly minion +3 Health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Inner Fir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nge a minion's Attack to be equal to its Health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Lightspaw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is minion's Attack is always equal to its Health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rinkmeis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Give a minion -2 Attack this tur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ilence a mini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emple Enforcer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Battlecry: Give a minion +3 Health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houghtsteal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py 2 cards from your opponent's deck and put them into your han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Velen's Chosen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ive a minion +2/+4 and Spell Damage +1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ivine Spirit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uble a minion's Health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Holy Nova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2 damage to all enemies. Restore 2 Health to all friendly character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Holy Smit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2 damag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ind Blast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5 damage to the enemy hero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ind Control</text:p>
          </table:table-cell>
          <table:table-cell office:value-type="string" calcext:value-type="string">
            <text:p>SPELL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ake control of an enemy mini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ind Vision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t a copy of a random card in your opponent's hand into your han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thshire Cler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a minion is healed, draw 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Power Word: Shield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2 Health. Draw 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hadow Word: Death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stroy a minion with an Attack of 5 or mor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hadow Word: Pain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stroy a minion with an Attack of 3 or less.</text:p>
          </table:table-cell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ogue" table:style-name="ta1">
        <table:table-column table:style-name="co9" table:default-cell-style-name="ce2"/>
        <table:table-column table:style-name="co2" table:default-cell-style-name="Default"/>
        <table:table-column table:style-name="co21" table:default-cell-style-name="Default"/>
        <table:table-column table:style-name="co2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2" table:default-cell-style-name="Default"/>
        <table:table-row table:style-name="ro1">
          <table:table-cell table:style-name="ce1" office:value-type="string" calcext:value-type="string">
            <text:p>Owned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Edwin VanCleef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mbo: Gain +2/+2 for each card played earlier this turn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Trade Prince Gallywix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henever your opponent casts a spell, gain a copy of it and give them a Coin.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Adrenaline Rush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raw a card. Combo: Draw 2 cards instead.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Cogmaster's Wrench</text:p>
          </table:table-cell>
          <table:table-cell office:value-type="string" calcext:value-type="string">
            <text:p>WEAP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s +2 Attack while you have a Mech.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Kidnappe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bo: Return a minion to its owner's hand.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Patient Assass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alth. Destroy any minion damaged by this minion.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he next spell you cast this turn costs (3) less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Blade Flurry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stroy your weapon and deal its damage to all enemie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dcrack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2 damage to the enemy hero. Combo: Return this to your hand next tur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ron Sensei</text:p>
          </table:table-cell>
          <table:table-cell office:value-type="string" calcext:value-type="string">
            <text:p>Me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 the end of your turn, give another friendly Mech +2/+2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Master of Disguise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Battlecry: Give a friendly minion Stealth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Ogre Ninj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tealth. 50% chance to attack the wrong enemy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One-eyed Cheat</text:p>
          </table:table-cell>
          <table:table-cell office:value-type="string" calcext:value-type="string">
            <text:p>Pira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ever you summon a Pirate, gain Stealth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erdition's Blade</text:p>
          </table:table-cell>
          <table:table-cell office:value-type="string" calcext:value-type="string">
            <text:p>WEAP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attlecry: Deal 1 damage. Combo: Deal 2 instea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I:7 Agent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Combo: Deal 2 damag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nub'ar Ambushe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eathrattle: Return a random friendly minion to your hand.</text:p>
          </table:table-cell>
        </table:table-row>
        <table:table-row table:style-name="ro1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orce an enemy minion to deal the damage to the minions next to it.</text:p>
          </table:table-cell>
        </table:table-row>
        <table:table-row table:style-name="ro1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Cold Blood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2 Attack. Combo: +4 Attack instea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onceal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your minions Stealth until your next turn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fias Ringlead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mbo: Summon a 2/1 Defias Band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viscerat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2 damage. Combo: Deal 4 damage instead.</text:p>
          </table:table-cell>
        </table:table-row>
        <table:table-row table:style-name="ro1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Goblin Auto-Barber</text:p>
          </table:table-cell>
          <table:table-cell office:value-type="string" calcext:value-type="string">
            <text:p>Me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Give your weapon +1 Attack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dowstep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turn a friendly minion to your hand. It costs (2) less.</text:p>
          </table:table-cell>
        </table:table-row>
        <table:table-row table:style-name="ro1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Tinker's Sharpsword Oil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ive your weapon +3 Attack. Combo: Give a random friendly minion +3 Attack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ssassin's Blade</text:p>
          </table:table-cell>
          <table:table-cell office:value-type="string" calcext:value-type="string">
            <text:p>WEAPO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ssassinate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stroy an enemy mini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ckstab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al 2 damage to an undamaged mini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eadly Poison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your weapon +2 Attack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an of Knives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1 damage to all enemy minions. Draw 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turn an enemy minion to your opponent's han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hiv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1 damage. Draw 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inister Strik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3 damage to the enemy hero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print</text:p>
          </table:table-cell>
          <table:table-cell office:value-type="string" calcext:value-type="string">
            <text:p>SPELL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raw 4 card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Vanish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eturn all minions to their owner's hand.</text:p>
          </table:table-cell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aman" table:style-name="ta1">
        <table:table-column table:style-name="co9" table:default-cell-style-name="ce2"/>
        <table:table-column table:style-name="co2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4" table:default-cell-style-name="Default"/>
        <table:table-row table:style-name="ro1">
          <table:table-cell table:style-name="ce1" office:value-type="string" calcext:value-type="string">
            <text:p>Owned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l'Akir the Windlord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fury, Charge, Divine Shield, Taunt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Neptulon</text:p>
          </table:table-cell>
          <table:table-cell/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Battlecry: Add 4 random Murlocs to your hand. Overload: (3)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Ancestor's Call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ut a random minion from each player's hand into the battlefield.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Doomhammer</text:p>
          </table:table-cell>
          <table:table-cell office:value-type="string" calcext:value-type="string">
            <text:p>WEAP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ndfury, Overload: (2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Earth Elemen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unt, Overload: (3)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Far Sight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raw a card. That card costs (3) less.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Siltfin Spiritwalker</text:p>
          </table:table-cell>
          <table:table-cell office:value-type="string" calcext:value-type="string">
            <text:p>Murlo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enever another friendly Murloc dies, draw a card. Overload: (1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ncestral Spirit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ive a minion “Deathrattle: Resummon this minion.”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unemaul Shama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fury, Overload: (1). 50% chance to attack the wrong enem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eral Spirit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ummon two 2/3 Spirit Wolves with Taunt. Overload: (2)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Lava Burst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5 damage. Overload: (2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ning Storm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2-3 damage to all enemy minions. Overload: (2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ana Tide Totem</text:p>
          </table:table-cell>
          <table:table-cell office:value-type="string" calcext:value-type="string">
            <text:p>Tote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 the end of your turn, draw 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mace</text:p>
          </table:table-cell>
          <table:table-cell office:value-type="string" calcext:value-type="string">
            <text:p>WEAP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rattle: Give a random friendly Mech +2/+2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Vitality Totem</text:p>
          </table:table-cell>
          <table:table-cell office:value-type="string" calcext:value-type="string">
            <text:p>Tote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 the end of your turn, restore 4 Health to your hero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rackl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3-6 damage. Overload: (1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ust Devi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fury. Overload: (2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arth Shock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ilence a minion then deal 1 damage to i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orked Lightning</text:p>
          </table:table-cell>
          <table:table-cell office:value-type="string" calcext:value-type="string">
            <text:p>SPELL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Deal 2 damage to 2 random enemy minions. Overload: (2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Lightning Bolt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3 damage. Overload: (1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eincarnat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stroy a minion, then return it to life with full Health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tormforged Axe</text:p>
          </table:table-cell>
          <table:table-cell office:value-type="string" calcext:value-type="string">
            <text:p>WEAP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verload: (1)</text:p>
          </table:table-cell>
        </table:table-row>
        <table:table-row table:style-name="ro1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Unbound Elemental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enever you play a card with Overload, gain +1/+1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Whirling Zap-o-matic</text:p>
          </table:table-cell>
          <table:table-cell office:value-type="string" calcext:value-type="string">
            <text:p>Me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fu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ncestral Healing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store a minion to full Health and give it Taun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loodlust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Give your minions +3 Attack this tur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ire Elemental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Deal 3 damag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lametongue Totem</text:p>
          </table:table-cell>
          <table:table-cell office:value-type="string" calcext:value-type="string">
            <text:p>Tote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jacent minions have +2 attack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rost Shock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1 damage to an enemy character and Freeze i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ansform a minion into a 0/1 Frog with Taun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Rockbiter Weapon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friendly character +3 Attack this tur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Totemic Might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ive your Totems +2 Health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Windfury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ive a minion Windfur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Windspeake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attlecry: Give a friendly minion Windfury.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Hero Power Totems</text:p>
          </table:table-cell>
          <table:covered-table-cell table:number-columns-repeated="5"/>
          <table:table-cell/>
        </table:table-row>
        <table:table-row table:style-name="ro1">
          <table:table-cell/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ling Totem</text:p>
          </table:table-cell>
          <table:table-cell office:value-type="string" calcext:value-type="string">
            <text:p>Tot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 the end of your turn, restore 1 Health to all friendly minions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aring Totem</text:p>
          </table:table-cell>
          <table:table-cell office:value-type="string" calcext:value-type="string">
            <text:p>Totem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oneclaw Totem</text:p>
          </table:table-cell>
          <table:table-cell office:value-type="string" calcext:value-type="string">
            <text:p>Tot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rath of Air Totem</text:p>
          </table:table-cell>
          <table:table-cell office:value-type="string" calcext:value-type="string">
            <text:p>Tot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ll Damage +1</text:p>
          </table:table-cell>
        </table:table-row>
        <table:table-row table:style-name="ro1" table:number-rows-repeated="104853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Warlock" table:style-name="ta1">
        <table:table-column table:style-name="co9" table:default-cell-style-name="ce2"/>
        <table:table-column table:style-name="co2" table:default-cell-style-name="Default"/>
        <table:table-column table:style-name="co19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5" table:default-cell-style-name="Default"/>
        <table:table-row table:style-name="ro1">
          <table:table-cell table:style-name="ce1" office:value-type="string" calcext:value-type="string">
            <text:p>Owned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Lord Jaraxxus</text:p>
          </table:table-cell>
          <table:table-cell office:value-type="string" calcext:value-type="string">
            <text:p>Demon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ttlecry: Destroy your hero and replace it with Lord Jaraxxus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Mal'Ganis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our other Demons have +2/+2. Your hero is Immune.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Anima Golem</text:p>
          </table:table-cell>
          <table:table-cell office:value-type="string" calcext:value-type="string">
            <text:p>Mec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At the end of each turn, destroy this minion if it's your only one.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Bane of Doom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2 damage to a character. If that kills it, summon a random Demon.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Demonheart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5 damage to a minion. If it's a friendly Demon, give it +5/+5 instead.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Pit Lord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tlecry: Deal 5 damage to your hero.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Twisting Nether</text:p>
          </table:table-cell>
          <table:table-cell office:value-type="string" calcext:value-type="string">
            <text:p>SPELL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estroy all minions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Doomguard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rge. Battlecry: Discard two random cards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Fel Cannon</text:p>
          </table:table-cell>
          <table:table-cell office:value-type="string" calcext:value-type="string">
            <text:p>Me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 the end of your turn, deal 2 damage to a non-Mech minion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Felguard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unt. Battlecry: Destroy one of your Mana crystals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Imp-losion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2-4 damage to a minion. Summon a 1/1 imp for each damage dealt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Mistress of Pai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enever this minion takes damage, restore that much Health to your hero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Shadowflame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stroy a friendly minion and deal its Attack damage to all enemy minions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Siphon Soul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estroy a minion. Restore 3 Health to your hero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Void Terror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Destroy the minions on either side of this minion and gain their Attack and Health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lood Imp</text:p>
          </table:table-cell>
          <table:table-cell office:value-type="string" calcext:value-type="string">
            <text:p>Dem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lth. At the end of your turn, give another random friendly minion +1 Health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arkbomb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3 damag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fir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2 damage to a minion. If it's a friendly Demon, give it +2/+2 instea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lame Imp</text:p>
          </table:table-cell>
          <table:table-cell office:value-type="string" calcext:value-type="string">
            <text:p>Dem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eal 3 damage to your hero.</text:p>
          </table:table-cell>
        </table:table-row>
        <table:table-row table:style-name="ro1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Floating Watcher</text:p>
          </table:table-cell>
          <table:table-cell office:value-type="string" calcext:value-type="string">
            <text:p>Dem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henever your hero takes damage on your turn, gain +2/+2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ower Overwhelming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friendly minion +4/+4 until end of turn. Then, it dies. Horribly.</text:p>
          </table:table-cell>
        </table:table-row>
        <table:table-row table:style-name="ro1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Sense Demons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ut 2 random Demons from your deck into your hand.</text:p>
          </table:table-cell>
        </table:table-row>
        <table:table-row table:style-name="ro1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Summoning Porta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our minions cost (2) less, but not less than (1)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Voidcaller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rattle: Put a random Demon from your hand into the battlefiel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oose an enemy minion. At the start of your turn, destroy i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rain Life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2 damage. Restore 2 Health to your hero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read Infernal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Battlecry: Deal 1 damage to ALL other character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Hellfire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3 damage to ALL character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ortal Coil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1 damage to a minion. If that kills it, draw 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acrificial Pact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stroy a Demon. Restore 5 Health to your hero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hadow Bolt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4 damage to a mini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ulfir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4 damage. Discard a random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uccubus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Discard a random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Voidwalker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unt</text:p>
          </table:table-cell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Warrior" table:style-name="ta1">
        <table:table-column table:style-name="co9" table:default-cell-style-name="ce2"/>
        <table:table-column table:style-name="co2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7" table:default-cell-style-name="Default"/>
        <table:table-row table:style-name="ro1">
          <table:table-cell table:style-name="ce1" office:value-type="string" calcext:value-type="string">
            <text:p>Owned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Grommash Hellscrea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rge, Enrage: +6 attack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Iron Juggernaut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Shuffle a Mine into your opponent's deck. When Drawn, it explodes for 10 damage.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Bouncing Blade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1 damage to a random minion. Repeat until a minion dies.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Brawl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stroy all minions except one. (chosen randomly)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SPELL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estroy a minion. If you have a damaged minion, this costs (4) less.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Gorehowl</text:p>
          </table:table-cell>
          <table:table-cell office:value-type="string" calcext:value-type="string">
            <text:p>WEAPO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ing a minion costs 1 Attack instead of 1 Durability.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Shield Slam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1 damage to a minion for each Armor you hav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orsmith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enever a friendly minion takes damage, gain 1 Armo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ommanding Shout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Your minions can't be reduced below 1 Health this turn. Draw 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rothing Berserk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enever a minion takes damage, gain +1 Atta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ortal Strike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4 damage. If you have 12 or less Health, deal 6 instead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Screwjank Clunker</text:p>
          </table:table-cell>
          <table:table-cell office:value-type="string" calcext:value-type="string">
            <text:p>Me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Give a friendly Mech +2/+2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hieldmaide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attlecry: Gain 5 Armor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Siege Engine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Whenever you gain Armor, give this minion +1 Attack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pgrade!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f you have a weapon, give it +1/+1. Otherwise equip a 1/3 weapon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rathi Weaponsmith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attlecry: Equip a 2/2 weapon.</text:p>
          </table:table-cell>
        </table:table-row>
        <table:table-row table:style-name="ro1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Battle Rag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raw a card for each damaged friendly characte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ruel Taskmaster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Battlecry: Deal 1 damage to a minion and give it +2 Attack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ath's Bite</text:p>
          </table:table-cell>
          <table:table-cell office:value-type="string" calcext:value-type="string">
            <text:p>WEAP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rattle: Deal 1 damage to all minion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Inner Rage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al 1 damage to a minion and give it +2 Attack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Ogre Warmaul</text:p>
          </table:table-cell>
          <table:table-cell office:value-type="string" calcext:value-type="string">
            <text:p>WEAP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% chance to attack the wrong enemy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ampag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ive a damaged minion +3/+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lam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2 damage to a minion. If it survives, draw 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Warbot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rage: +1 Attac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rcanite Reaper</text:p>
          </table:table-cell>
          <table:table-cell office:value-type="string" calcext:value-type="string">
            <text:p>WEAP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ive a friendly minion +2 Attack and Charg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leav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2 damage to two random enemy minion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stroy a damaged enemy mini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iery War Axe</text:p>
          </table:table-cell>
          <table:table-cell office:value-type="string" calcext:value-type="string">
            <text:p>WEAP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Heroic Strik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ive your hero +4 Attack this tur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Kor'kron Elite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hield Block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ain 5 Armor. Draw 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Warsong Command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you summon a minion with 3 or less Attack, give it Charg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Whirlwind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1 damage to ALL enemies.</text:p>
          </table:table-cell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Other" table:style-name="ta1">
        <table:table-column table:style-name="co28" table:default-cell-style-name="Default"/>
        <table:table-column table:style-name="co29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0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3">
          <table:table-cell office:value-type="string" calcext:value-type="string">
            <text:p>Banana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1/+1.</text:p>
          </table:table-cell>
        </table:table-row>
        <table:table-row table:style-name="ro3">
          <table:table-cell office:value-type="string" calcext:value-type="string">
            <text:p>Boom Bot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athrattle: Deal 1-4 damage to a random enemy.</text:p>
          </table:table-cell>
        </table:table-row>
        <table:table-row table:style-name="ro3">
          <table:table-cell office:value-type="string" calcext:value-type="string">
            <text:p>Thaddiu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/>
        </table:table-row>
        <table:table-row table:style-name="ro3">
          <table:table-cell office:value-type="string" calcext:value-type="string">
            <text:p>V-07-TR-ON</text:p>
          </table:table-cell>
          <table:table-cell office:value-type="string" calcext:value-type="string">
            <text:p>Mec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rge. Mega-Windfury (Can attack four times a turn.)</text:p>
          </table:table-cell>
        </table:table-row>
        <table:table-row table:style-name="ro3"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table:style-name="ce9" office:value-type="string" calcext:value-type="string" table:number-columns-spanned="5" table:number-rows-spanned="1">
            <text:p>Awesome Inventions</text:p>
          </table:table-cell>
          <table:covered-table-cell table:number-columns-repeated="4" table:style-name="ce1"/>
          <table:table-cell table:style-name="ce1"/>
        </table:table-row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3">
          <table:table-cell office:value-type="string" calcext:value-type="string">
            <text:p>Emboldener 3000</text:p>
          </table:table-cell>
          <table:table-cell office:value-type="string" calcext:value-type="string">
            <text:p>Me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 the end of your turn, give a random minion +1/+1.</text:p>
          </table:table-cell>
        </table:table-row>
        <table:table-row table:style-name="ro3">
          <table:table-cell office:value-type="string" calcext:value-type="string">
            <text:p>Homing Chicken</text:p>
          </table:table-cell>
          <table:table-cell office:value-type="string" calcext:value-type="string">
            <text:p>Me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 the start of your turn, destroy this minion and draw 3 cards.</text:p>
          </table:table-cell>
        </table:table-row>
        <table:table-row table:style-name="ro3">
          <table:table-cell office:value-type="string" calcext:value-type="string">
            <text:p>Repair Bot</text:p>
          </table:table-cell>
          <table:table-cell office:value-type="string" calcext:value-type="string">
            <text:p>Me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 the end of your turn, restore 6 Health to a damaged character.</text:p>
          </table:table-cell>
        </table:table-row>
        <table:table-row table:style-name="ro3"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table:style-name="ce9" office:value-type="string" calcext:value-type="string" table:number-columns-spanned="5" table:number-rows-spanned="1">
            <text:p>Spare Parts</text:p>
          </table:table-cell>
          <table:covered-table-cell table:number-columns-repeated="4" table:style-name="ce1"/>
          <table:table-cell table:style-name="ce1"/>
        </table:table-row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3">
          <table:table-cell office:value-type="string" calcext:value-type="string">
            <text:p>Armor Plat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1 Health.</text:p>
          </table:table-cell>
        </table:table-row>
        <table:table-row table:style-name="ro3">
          <table:table-cell office:value-type="string" calcext:value-type="string">
            <text:p>Emergency Cool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eze a minion.</text:p>
          </table:table-cell>
        </table:table-row>
        <table:table-row table:style-name="ro3">
          <table:table-cell office:value-type="string" calcext:value-type="string">
            <text:p>Finicky Cloakfiel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friendly minion Stealth until your next turn.</text:p>
          </table:table-cell>
        </table:table-row>
        <table:table-row table:style-name="ro3">
          <table:table-cell office:value-type="string" calcext:value-type="string">
            <text:p>Reversing Switc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wap a minion's Attack and Health.</text:p>
          </table:table-cell>
        </table:table-row>
        <table:table-row table:style-name="ro3">
          <table:table-cell office:value-type="string" calcext:value-type="string">
            <text:p>Rusty Hor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Taunt.</text:p>
          </table:table-cell>
        </table:table-row>
        <table:table-row table:style-name="ro3">
          <table:table-cell office:value-type="string" calcext:value-type="string">
            <text:p>Time Rewind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turn a friendly minion to your hand.</text:p>
          </table:table-cell>
        </table:table-row>
        <table:table-row table:style-name="ro3">
          <table:table-cell office:value-type="string" calcext:value-type="string">
            <text:p>Whirling Blad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1 Attack.</text:p>
          </table:table-cell>
        </table:table-row>
        <table:table-row table:style-name="ro3" table:number-rows-repeated="3">
          <table:table-cell table:number-columns-repeated="2"/>
          <table:table-cell table:style-name="Default" table:number-columns-repeated="3"/>
          <table:table-cell/>
        </table:table-row>
        <table:table-row table:style-name="ro3" table:number-rows-repeated="3">
          <table:table-cell table:number-columns-repeated="6"/>
        </table:table-row>
        <table:table-row table:style-name="ro3" table:number-rows-repeated="9">
          <table:table-cell table:number-columns-repeated="2"/>
          <table:table-cell table:style-name="Default" table:number-columns-repeated="3"/>
          <table:table-cell/>
        </table:table-row>
        <table:table-row table:style-name="ro3" table:number-rows-repeated="1048539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1">00/00/0000</text:date>, <text:time style:data-style-name="N2" text:time-value="09:00:31.2109914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14:09:51</meta:creation-date>
    <dc:date>2015-01-01T10:06:28.638973055</dc:date>
    <meta:editing-duration>P4DT19H58M14S</meta:editing-duration>
    <meta:editing-cycles>7</meta:editing-cycles>
    <meta:generator>LibreOffice/4.2.6.3$Linux_x86 LibreOffice_project/420m0$Build-3</meta:generator>
    <meta:document-statistic meta:table-count="11" meta:cell-count="3695" meta:object-count="0"/>
  </office:meta>
</office:document-meta>
</file>